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Numero hebras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  <table:table-cell table:number-columns-repeated="4"/>
          <table:table-cell office:value-type="string" calcext:value-type="string">
            <text:p>Numero Hebras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24419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.7129822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120104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9033410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'0.00074155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3342955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57059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988236404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PCLOCAL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CGRID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ero Hebras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  <table:table-cell table:number-columns-repeated="4"/>
          <table:table-cell office:value-type="string" calcext:value-type="string">
            <text:p>Numero Hebras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20514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.9657329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106510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.15782433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7495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4384753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56853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0722101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42820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856078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37842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7159902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79662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61074468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8842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673203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2005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47511967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2801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4276372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22299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4246134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0197059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432973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7:35:03.8042110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42:45.402368426</meta:creation-date>
    <dc:date>2019-05-15T17:43:38.655509127</dc:date>
    <meta:editing-duration>PT48M15S</meta:editing-duration>
    <meta:editing-cycles>8</meta:editing-cycles>
    <meta:generator>LibreOffice/6.0.7.3$Linux_X86_64 LibreOffice_project/00m0$Build-3</meta:generator>
    <meta:document-statistic meta:table-count="1" meta:cell-count="110" meta:object-count="0"/>
  </office:meta>
</office:document-meta>
</file>